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02in"/>
    </style:style>
    <style:style style:name="co3" style:family="table-column">
      <style:table-column-properties fo:break-before="auto" style:column-width="1.2953in"/>
    </style:style>
    <style:style style:name="co4" style:family="table-column">
      <style:table-column-properties fo:break-before="auto" style:column-width="1.861in"/>
    </style:style>
    <style:style style:name="co5" style:family="table-column">
      <style:table-column-properties fo:break-before="auto" style:column-width="0.9028in"/>
    </style:style>
    <style:style style:name="co7" style:family="table-column">
      <style:table-column-properties fo:break-before="auto" style:column-width="1.283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Heads Up Display BOM" table:style-name="ta1" table:print-ranges="'Heads Up Display BOM'.A1:'Heads Up Display BOM'.E127"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3"/>
        <table:table-column table:style-name="co7" table:default-cell-style-name="Default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table:style-name="ce2" office:value-type="string">
            <text:p>Part Number</text:p>
          </table:table-cell>
          <table:table-cell office:value-type="string">
            <text:p>Price @ 1000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uF</text:p>
          </table:table-cell>
          <table:table-cell office:value-type="string">
            <text:p>81-GRM21BR61E106KA3L</text:p>
          </table:table-cell>
          <table:table-cell office:value-type="currency" office:currency="USD" office:value="0.128">
            <text:p>$0.128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.01uF</text:p>
          </table:table-cell>
          <table:table-cell office:value-type="string">
            <text:p>581-06033A100K</text:p>
          </table:table-cell>
          <table:table-cell office:value-type="currency" office:currency="USD" office:value="0.052">
            <text:p>$0.052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100nF</text:p>
          </table:table-cell>
          <table:table-cell office:value-type="string">
            <text:p>77-VJ0603V104ZXAPBC</text:p>
          </table:table-cell>
          <table:table-cell office:value-type="currency" office:currency="USD" office:value="0.028">
            <text:p>$0.028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0nF</text:p>
          </table:table-cell>
          <table:table-cell office:value-type="string">
            <text:p>77-VJ0603V104ZXAPBC</text:p>
          </table:table-cell>
          <table:table-cell office:value-type="currency" office:currency="USD" office:value="0.028">
            <text:p>$0.028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100nF</text:p>
          </table:table-cell>
          <table:table-cell office:value-type="string">
            <text:p>77-VJ0603V104ZXAPBC</text:p>
          </table:table-cell>
          <table:table-cell office:value-type="currency" office:currency="USD" office:value="0.028">
            <text:p>$0.028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220uF</text:p>
          </table:table-cell>
          <table:table-cell office:value-type="string">
            <text:p>598-AVE227M10X16T-F</text:p>
          </table:table-cell>
          <table:table-cell office:value-type="currency" office:currency="USD" office:value="0.068">
            <text:p>$0.068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00nF</text:p>
          </table:table-cell>
          <table:table-cell office:value-type="string">
            <text:p>77-VJ0603V104ZXAPBC</text:p>
          </table:table-cell>
          <table:table-cell office:value-type="currency" office:currency="USD" office:value="0.028">
            <text:p>$0.028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30pF</text:p>
          </table:table-cell>
          <table:table-cell office:value-type="string">
            <text:p>80-C0603C300J5G</text:p>
          </table:table-cell>
          <table:table-cell office:value-type="currency" office:currency="USD" office:value="0.009">
            <text:p>$0.009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30pF</text:p>
          </table:table-cell>
          <table:table-cell office:value-type="string">
            <text:p>80-C0603C300J5G</text:p>
          </table:table-cell>
          <table:table-cell office:value-type="currency" office:currency="USD" office:value="0.009">
            <text:p>$0.009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100nF</text:p>
          </table:table-cell>
          <table:table-cell office:value-type="string">
            <text:p>77-VJ0603V104ZXAPBC</text:p>
          </table:table-cell>
          <table:table-cell office:value-type="currency" office:currency="USD" office:value="0.028">
            <text:p>$0.028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100nF</text:p>
          </table:table-cell>
          <table:table-cell office:value-type="string">
            <text:p>77-VJ0603V104ZXAPBC</text:p>
          </table:table-cell>
          <table:table-cell office:value-type="currency" office:currency="USD" office:value="0.028">
            <text:p>$0.028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560pF</text:p>
          </table:table-cell>
          <table:table-cell office:value-type="string">
            <text:p>81-GRM185C1E561JA01D</text:p>
          </table:table-cell>
          <table:table-cell office:value-type="currency" office:currency="USD" office:value="0.018">
            <text:p>$0.018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560pF</text:p>
          </table:table-cell>
          <table:table-cell office:value-type="string">
            <text:p>81-GRM185C1E561JA01D</text:p>
          </table:table-cell>
          <table:table-cell office:value-type="currency" office:currency="USD" office:value="0.018">
            <text:p>$0.018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0nF</text:p>
          </table:table-cell>
          <table:table-cell office:value-type="string">
            <text:p>77-VJ0603V104ZXAPBC</text:p>
          </table:table-cell>
          <table:table-cell office:value-type="currency" office:currency="USD" office:value="0.028">
            <text:p>$0.028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100nF</text:p>
          </table:table-cell>
          <table:table-cell office:value-type="string">
            <text:p>77-VJ0603V104ZXAPBC</text:p>
          </table:table-cell>
          <table:table-cell office:value-type="currency" office:currency="USD" office:value="0.028">
            <text:p>$0.028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uF</text:p>
          </table:table-cell>
          <table:table-cell office:value-type="string">
            <text:p>81-GRM21BR61E106KA3L</text:p>
          </table:table-cell>
          <table:table-cell office:value-type="currency" office:currency="USD" office:value="0.128">
            <text:p>$0.128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  <table:table-cell office:value-type="string">
            <text:p>77-VJ0603V104ZXAPBC</text:p>
          </table:table-cell>
          <table:table-cell office:value-type="currency" office:currency="USD" office:value="0.028">
            <text:p>$0.028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100nF</text:p>
          </table:table-cell>
          <table:table-cell office:value-type="string">
            <text:p>77-VJ0603V104ZXAPBC</text:p>
          </table:table-cell>
          <table:table-cell office:value-type="currency" office:currency="USD" office:value="0.028">
            <text:p>$0.028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C19</text:p>
          </table:table-cell>
          <table:table-cell office:value-type="string">
            <text:p>10uF</text:p>
          </table:table-cell>
          <table:table-cell office:value-type="string">
            <text:p>80-C0603C103K3R</text:p>
          </table:table-cell>
          <table:table-cell office:value-type="currency" office:currency="USD" office:value="0.006">
            <text:p>$0.006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string">
            <text:p>30pF</text:p>
          </table:table-cell>
          <table:table-cell office:value-type="string">
            <text:p>80-C0603C300J5G</text:p>
          </table:table-cell>
          <table:table-cell office:value-type="currency" office:currency="USD" office:value="0.009">
            <text:p>$0.009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C21</text:p>
          </table:table-cell>
          <table:table-cell office:value-type="string">
            <text:p>30pF</text:p>
          </table:table-cell>
          <table:table-cell office:value-type="string">
            <text:p>80-C0603C300J5G</text:p>
          </table:table-cell>
          <table:table-cell office:value-type="currency" office:currency="USD" office:value="0.009">
            <text:p>$0.009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C22</text:p>
          </table:table-cell>
          <table:table-cell office:value-type="string">
            <text:p>30pF</text:p>
          </table:table-cell>
          <table:table-cell office:value-type="string">
            <text:p>80-C0603C300J5G</text:p>
          </table:table-cell>
          <table:table-cell office:value-type="currency" office:currency="USD" office:value="0.009">
            <text:p>$0.009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C23</text:p>
          </table:table-cell>
          <table:table-cell office:value-type="string">
            <text:p>30pF</text:p>
          </table:table-cell>
          <table:table-cell office:value-type="string">
            <text:p>80-C0603C300J5G</text:p>
          </table:table-cell>
          <table:table-cell office:value-type="currency" office:currency="USD" office:value="0.009">
            <text:p>$0.009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DIODE</text:p>
          </table:table-cell>
          <table:table-cell office:value-type="string">
            <text:p>78-1N4148W-VGS18</text:p>
          </table:table-cell>
          <table:table-cell office:value-type="currency" office:currency="USD" office:value="0.042">
            <text:p>$0.042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DIODE</text:p>
          </table:table-cell>
          <table:table-cell office:value-type="string">
            <text:p>78-1N4148W-VGS18</text:p>
          </table:table-cell>
          <table:table-cell office:value-type="currency" office:currency="USD" office:value="0.042">
            <text:p>$0.042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DIODE</text:p>
          </table:table-cell>
          <table:table-cell office:value-type="string">
            <text:p>78-1N4148W-VGS18</text:p>
          </table:table-cell>
          <table:table-cell office:value-type="currency" office:currency="USD" office:value="0.042">
            <text:p>$0.042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25V ZENER</text:p>
          </table:table-cell>
          <table:table-cell office:value-type="string">
            <text:p>863-MMSZ4710T1G</text:p>
          </table:table-cell>
          <table:table-cell office:value-type="currency" office:currency="USD" office:value="0.102">
            <text:p>$0.102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40V 3A Schottky</text:p>
          </table:table-cell>
          <table:table-cell office:value-type="string">
            <text:p>625-BD340A-E3/61T</text:p>
          </table:table-cell>
          <table:table-cell office:value-type="currency" office:currency="USD" office:value="0.15">
            <text:p>$0.150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DIODE</text:p>
          </table:table-cell>
          <table:table-cell office:value-type="string">
            <text:p>625-SRP300B-E3</text:p>
          </table:table-cell>
          <table:table-cell office:value-type="currency" office:currency="USD" office:value="0.151">
            <text:p>$0.151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D7</text:p>
          </table:table-cell>
          <table:table-cell office:value-type="string">
            <text:p>DIODE</text:p>
          </table:table-cell>
          <table:table-cell office:value-type="string">
            <text:p>625-SRP300B-E3</text:p>
          </table:table-cell>
          <table:table-cell office:value-type="currency" office:currency="USD" office:value="0.151">
            <text:p>$0.151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3.6A</text:p>
          </table:table-cell>
          <table:table-cell office:value-type="string">
            <text:p>576-2920L185</text:p>
          </table:table-cell>
          <table:table-cell office:value-type="currency" office:currency="USD" office:value="0.3">
            <text:p>$0.300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F2</text:p>
          </table:table-cell>
          <table:table-cell office:value-type="string">
            <text:p>1A</text:p>
          </table:table-cell>
          <table:table-cell office:value-type="string">
            <text:p>576-1812L110PRT</text:p>
          </table:table-cell>
          <table:table-cell office:value-type="currency" office:currency="USD" office:value="0.186">
            <text:p>$0.186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IC1</text:p>
          </table:table-cell>
          <table:table-cell office:value-type="string">
            <text:p>ATMEGA328P-A</text:p>
          </table:table-cell>
          <table:table-cell office:value-type="string">
            <text:p>556-ATMEGA328P-AU</text:p>
          </table:table-cell>
          <table:table-cell office:value-type="currency" office:currency="USD" office:value="2.77">
            <text:p>$2.770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IC2</text:p>
          </table:table-cell>
          <table:table-cell office:value-type="string">
            <text:p>SC16IS740</text:p>
          </table:table-cell>
          <table:table-cell office:value-type="string">
            <text:p>771-SC16IS740IPWQ900</text:p>
          </table:table-cell>
          <table:table-cell office:value-type="currency" office:currency="USD" office:value="1.4">
            <text:p>$1.400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IC3</text:p>
          </table:table-cell>
          <table:table-cell office:value-type="string">
            <text:p>LM339</text:p>
          </table:table-cell>
          <table:table-cell office:value-type="string">
            <text:p>595-LM339PWR</text:p>
          </table:table-cell>
          <table:table-cell office:value-type="currency" office:currency="USD" office:value="0.109">
            <text:p>$0.109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IC4</text:p>
          </table:table-cell>
          <table:table-cell office:value-type="string">
            <text:p>LM317-8</text:p>
          </table:table-cell>
          <table:table-cell office:value-type="string">
            <text:p>863-LM317LDG</text:p>
          </table:table-cell>
          <table:table-cell office:value-type="currency" office:currency="USD" office:value="0.136">
            <text:p>$0.136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IC5</text:p>
          </table:table-cell>
          <table:table-cell office:value-type="string">
            <text:p>SCANTOOL</text:p>
          </table:table-cell>
          <table:table-cell office:value-type="string">
            <text:p>STN1110</text:p>
          </table:table-cell>
          <table:table-cell office:value-type="currency" office:currency="USD" office:value="7.99">
            <text:p>$7.990</text:p>
          </table:table-cell>
          <table:table-cell office:value-type="string">
            <text:p>Scantools.net</text:p>
          </table:table-cell>
        </table:table-row>
        <table:table-row table:style-name="ro1">
          <table:table-cell office:value-type="string">
            <text:p>IC6</text:p>
          </table:table-cell>
          <table:table-cell office:value-type="string">
            <text:p>MCP2551</text:p>
          </table:table-cell>
          <table:table-cell office:value-type="string">
            <text:p>579-MCP2551-I/SN</text:p>
          </table:table-cell>
          <table:table-cell office:value-type="currency" office:currency="USD" office:value="0.78">
            <text:p>$0.780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IC7</text:p>
          </table:table-cell>
          <table:table-cell office:value-type="string">
            <text:p>TPS5430</text:p>
          </table:table-cell>
          <table:table-cell office:value-type="string">
            <text:p>595-TPS5430DDA</text:p>
          </table:table-cell>
          <table:table-cell office:value-type="currency" office:currency="USD" office:value="2.99">
            <text:p>$2.990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IC8</text:p>
          </table:table-cell>
          <table:table-cell office:value-type="string">
            <text:p>TPS77633</text:p>
          </table:table-cell>
          <table:table-cell office:value-type="string">
            <text:p>595-TPS77633D</text:p>
          </table:table-cell>
          <table:table-cell office:value-type="currency" office:currency="USD" office:value="1.21">
            <text:p>$1.210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J1</text:p>
          </table:table-cell>
          <table:table-cell office:value-type="string">
            <text:p>AVR-ISP-6</text:p>
          </table:table-cell>
          <table:table-cell office:value-type="string">
            <text:p>517-30306-6002HB</text:p>
          </table:table-cell>
          <table:table-cell office:value-type="currency" office:currency="USD" office:value="0.29">
            <text:p>$0.290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J2</text:p>
          </table:table-cell>
          <table:table-cell office:value-type="string">
            <text:p>Spare Cnct Pts</text:p>
          </table:table-cell>
          <table:table-cell table:number-columns-repeated="3"/>
        </table:table-row>
        <table:table-row table:style-name="ro1">
          <table:table-cell office:value-type="string">
            <text:p>J3</text:p>
          </table:table-cell>
          <table:table-cell office:value-type="string">
            <text:p>RJ45 GPS Cnct</text:p>
          </table:table-cell>
          <table:table-cell office:value-type="string">
            <text:p>571-5555167-1</text:p>
          </table:table-cell>
          <table:table-cell office:value-type="currency" office:currency="USD" office:value="0.552">
            <text:p>$0.552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J3</text:p>
          </table:table-cell>
          <table:table-cell office:value-type="string">
            <text:p>RJ45 GPS Cnct</text:p>
          </table:table-cell>
          <table:table-cell office:value-type="string">
            <text:p>678-300268</text:p>
          </table:table-cell>
          <table:table-cell office:value-type="currency" office:currency="USD" office:value="0.29">
            <text:p>$0.290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J4</text:p>
          </table:table-cell>
          <table:table-cell office:value-type="string">
            <text:p>User Interface</text:p>
          </table:table-cell>
          <table:table-cell office:value-type="string">
            <text:p>798-DF3A-6P-2DS10</text:p>
          </table:table-cell>
          <table:table-cell office:value-type="currency" office:currency="USD" office:value="0.108">
            <text:p>$0.108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J4</text:p>
          </table:table-cell>
          <table:table-cell office:value-type="string">
            <text:p>User Interface</text:p>
          </table:table-cell>
          <table:table-cell office:value-type="string">
            <text:p>798-DF3-6S-2C</text:p>
          </table:table-cell>
          <table:table-cell office:value-type="currency" office:currency="USD" office:value="0.055">
            <text:p>$0.055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J5</text:p>
          </table:table-cell>
          <table:table-cell office:value-type="string">
            <text:p>Pwr Switch Cnct.</text:p>
          </table:table-cell>
          <table:table-cell office:value-type="string">
            <text:p>798-DF3-4S-2C16</text:p>
          </table:table-cell>
          <table:table-cell office:value-type="currency" office:currency="USD" office:value="0.035">
            <text:p>$0.035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J5</text:p>
          </table:table-cell>
          <table:table-cell office:value-type="string">
            <text:p>Pwr Switch Cnct.</text:p>
          </table:table-cell>
          <table:table-cell office:value-type="string">
            <text:p>798-DF3A-4P-2DS10</text:p>
          </table:table-cell>
          <table:table-cell office:value-type="currency" office:currency="USD" office:value="0.075">
            <text:p>$0.075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J6</text:p>
          </table:table-cell>
          <table:table-cell office:value-type="string">
            <text:p>DB9</text:p>
          </table:table-cell>
          <table:table-cell office:value-type="string">
            <text:p>152-3309</text:p>
          </table:table-cell>
          <table:table-cell office:value-type="currency" office:currency="USD" office:value="0.92">
            <text:p>$0.920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J7</text:p>
          </table:table-cell>
          <table:table-cell office:value-type="string">
            <text:p>LED Display</text:p>
          </table:table-cell>
          <table:table-cell office:value-type="string">
            <text:p>517-30316-5002</text:p>
          </table:table-cell>
          <table:table-cell office:value-type="currency" office:currency="USD" office:value="0.66">
            <text:p>$0.660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J7</text:p>
          </table:table-cell>
          <table:table-cell office:value-type="string">
            <text:p>Disp. Ribbon Cable</text:p>
          </table:table-cell>
          <table:table-cell office:value-type="string">
            <text:p>517-3603/16</text:p>
          </table:table-cell>
          <table:table-cell office:value-type="currency" office:currency="USD" office:value="0.45">
            <text:p>$0.450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J7</text:p>
          </table:table-cell>
          <table:table-cell office:value-type="string">
            <text:p>LED Display</text:p>
          </table:table-cell>
          <table:table-cell office:value-type="string">
            <text:p>538-54597-1600</text:p>
          </table:table-cell>
          <table:table-cell office:value-type="currency" office:currency="USD" office:value="0.14">
            <text:p>$0.140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J8</text:p>
          </table:table-cell>
          <table:table-cell office:value-type="string">
            <text:p>Power Jack</text:p>
          </table:table-cell>
          <table:table-cell office:value-type="string">
            <text:p>806-KLDX-0202-A</text:p>
          </table:table-cell>
          <table:table-cell office:value-type="currency" office:currency="USD" office:value="0.311">
            <text:p>$0.311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10uH</text:p>
          </table:table-cell>
          <table:table-cell office:value-type="string">
            <text:p>810-MLF1608E100M</text:p>
          </table:table-cell>
          <table:table-cell office:value-type="currency" office:currency="USD" office:value="0.049">
            <text:p>$0.049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L2</text:p>
          </table:table-cell>
          <table:table-cell office:value-type="string">
            <text:p>100uH</text:p>
          </table:table-cell>
          <table:table-cell office:value-type="string">
            <text:p>810-VLCF528T101MR332</text:p>
          </table:table-cell>
          <table:table-cell office:value-type="currency" office:currency="USD" office:value="0.644">
            <text:p>$0.644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859-LTST-C190GKT</text:p>
          </table:table-cell>
          <table:table-cell office:value-type="currency" office:currency="USD" office:value="0.043">
            <text:p>$0.04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LED2</text:p>
          </table:table-cell>
          <table:table-cell office:value-type="string">
            <text:p>LED</text:p>
          </table:table-cell>
          <table:table-cell office:value-type="string">
            <text:p>859-LTST-C190GKT</text:p>
          </table:table-cell>
          <table:table-cell office:value-type="currency" office:currency="USD" office:value="0.043">
            <text:p>$0.04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LED3</text:p>
          </table:table-cell>
          <table:table-cell office:value-type="string">
            <text:p>LED</text:p>
          </table:table-cell>
          <table:table-cell office:value-type="string">
            <text:p>859-LTST-C190GKT</text:p>
          </table:table-cell>
          <table:table-cell office:value-type="currency" office:currency="USD" office:value="0.043">
            <text:p>$0.04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LED4</text:p>
          </table:table-cell>
          <table:table-cell office:value-type="string">
            <text:p>LED</text:p>
          </table:table-cell>
          <table:table-cell office:value-type="string">
            <text:p>859-LTST-C190GKT</text:p>
          </table:table-cell>
          <table:table-cell office:value-type="currency" office:currency="USD" office:value="0.043">
            <text:p>$0.04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LED5</text:p>
          </table:table-cell>
          <table:table-cell office:value-type="string">
            <text:p>LED</text:p>
          </table:table-cell>
          <table:table-cell office:value-type="string">
            <text:p>859-LTST-C190GKT</text:p>
          </table:table-cell>
          <table:table-cell office:value-type="currency" office:currency="USD" office:value="0.043">
            <text:p>$0.04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NPN</text:p>
          </table:table-cell>
          <table:table-cell office:value-type="string">
            <text:p>512-MMBT3646</text:p>
          </table:table-cell>
          <table:table-cell office:value-type="currency" office:currency="USD" office:value="0.022">
            <text:p>$0.022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MOSFET_N</text:p>
          </table:table-cell>
          <table:table-cell office:value-type="string">
            <text:p>771-2N7002BK215</text:p>
          </table:table-cell>
          <table:table-cell office:value-type="currency" office:currency="USD" office:value="0.034">
            <text:p>$0.034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PNP</text:p>
          </table:table-cell>
          <table:table-cell office:value-type="string">
            <text:p>512-MMBT3640</text:p>
          </table:table-cell>
          <table:table-cell office:value-type="currency" office:currency="USD" office:value="0.204">
            <text:p>$0.204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NPN</text:p>
          </table:table-cell>
          <table:table-cell office:value-type="string">
            <text:p>512-MMBT3646</text:p>
          </table:table-cell>
          <table:table-cell office:value-type="currency" office:currency="USD" office:value="0.022">
            <text:p>$0.022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NPN</text:p>
          </table:table-cell>
          <table:table-cell office:value-type="string">
            <text:p>512-MMBT3906</text:p>
          </table:table-cell>
          <table:table-cell office:value-type="currency" office:currency="USD" office:value="0.014">
            <text:p>$0.014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NPN</text:p>
          </table:table-cell>
          <table:table-cell office:value-type="string">
            <text:p>512-MMBT3906</text:p>
          </table:table-cell>
          <table:table-cell office:value-type="currency" office:currency="USD" office:value="0.014">
            <text:p>$0.014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NPN</text:p>
          </table:table-cell>
          <table:table-cell office:value-type="string">
            <text:p>512-MMBT3646</text:p>
          </table:table-cell>
          <table:table-cell office:value-type="currency" office:currency="USD" office:value="0.022">
            <text:p>$0.022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NPN</text:p>
          </table:table-cell>
          <table:table-cell office:value-type="string">
            <text:p>512-MMBT3646</text:p>
          </table:table-cell>
          <table:table-cell office:value-type="currency" office:currency="USD" office:value="0.022">
            <text:p>$0.022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3.24k</text:p>
          </table:table-cell>
          <table:table-cell office:value-type="string">
            <text:p>71-TNPW06033K24BEEN</text:p>
          </table:table-cell>
          <table:table-cell office:value-type="currency" office:currency="USD" office:value="0.414">
            <text:p>$0.414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301-10K-RC</text:p>
          </table:table-cell>
          <table:table-cell office:value-type="currency" office:currency="USD" office:value="0.003">
            <text:p>$0.00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301-10K-RC</text:p>
          </table:table-cell>
          <table:table-cell office:value-type="currency" office:currency="USD" office:value="0.003">
            <text:p>$0.00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301-10K-RC</text:p>
          </table:table-cell>
          <table:table-cell office:value-type="currency" office:currency="USD" office:value="0.003">
            <text:p>$0.00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10K</text:p>
          </table:table-cell>
          <table:table-cell office:value-type="string">
            <text:p>301-10K-RC</text:p>
          </table:table-cell>
          <table:table-cell office:value-type="currency" office:currency="USD" office:value="0.003">
            <text:p>$0.00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1k</text:p>
          </table:table-cell>
          <table:table-cell office:value-type="string">
            <text:p>667-ERJ-3GEYJ102V</text:p>
          </table:table-cell>
          <table:table-cell office:value-type="currency" office:currency="USD" office:value="0.001">
            <text:p>$0.001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1k</text:p>
          </table:table-cell>
          <table:table-cell office:value-type="string">
            <text:p>667-ERJ-3GEYJ102V</text:p>
          </table:table-cell>
          <table:table-cell office:value-type="currency" office:currency="USD" office:value="0.001">
            <text:p>$0.001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10K</text:p>
          </table:table-cell>
          <table:table-cell office:value-type="string">
            <text:p>301-10K-RC</text:p>
          </table:table-cell>
          <table:table-cell office:value-type="currency" office:currency="USD" office:value="0.003">
            <text:p>$0.00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301-10K-RC</text:p>
          </table:table-cell>
          <table:table-cell office:value-type="currency" office:currency="USD" office:value="0.003">
            <text:p>$0.00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10K</text:p>
          </table:table-cell>
          <table:table-cell office:value-type="string">
            <text:p>301-10K-RC</text:p>
          </table:table-cell>
          <table:table-cell office:value-type="currency" office:currency="USD" office:value="0.003">
            <text:p>$0.00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10K</text:p>
          </table:table-cell>
          <table:table-cell office:value-type="string">
            <text:p>301-10K-RC</text:p>
          </table:table-cell>
          <table:table-cell office:value-type="currency" office:currency="USD" office:value="0.003">
            <text:p>$0.00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10K</text:p>
          </table:table-cell>
          <table:table-cell office:value-type="string">
            <text:p>301-10K-RC</text:p>
          </table:table-cell>
          <table:table-cell office:value-type="currency" office:currency="USD" office:value="0.003">
            <text:p>$0.00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301-10K-RC</text:p>
          </table:table-cell>
          <table:table-cell office:value-type="currency" office:currency="USD" office:value="0.003">
            <text:p>$0.00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2K</text:p>
          </table:table-cell>
          <table:table-cell office:value-type="string">
            <text:p>660-RK73B1JTTD202J</text:p>
          </table:table-cell>
          <table:table-cell office:value-type="currency" office:currency="USD" office:value="0.017">
            <text:p>$0.017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string">
            <text:p>8K</text:p>
          </table:table-cell>
          <table:table-cell office:value-type="string">
            <text:p>302-8.06K-RC</text:p>
          </table:table-cell>
          <table:table-cell office:value-type="currency" office:currency="USD" office:value="0.015">
            <text:p>$0.015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301-10K-RC</text:p>
          </table:table-cell>
          <table:table-cell office:value-type="currency" office:currency="USD" office:value="0.003">
            <text:p>$0.00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301-10K-RC</text:p>
          </table:table-cell>
          <table:table-cell office:value-type="currency" office:currency="USD" office:value="0.003">
            <text:p>$0.00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301-10K-RC</text:p>
          </table:table-cell>
          <table:table-cell office:value-type="currency" office:currency="USD" office:value="0.003">
            <text:p>$0.00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float" office:value="240">
            <text:p>240</text:p>
          </table:table-cell>
          <table:table-cell office:value-type="string">
            <text:p>652-CR0603-JW-241ELF</text:p>
          </table:table-cell>
          <table:table-cell office:value-type="currency" office:currency="USD" office:value="0.01">
            <text:p>$0.010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float" office:value="866">
            <text:p>866</text:p>
          </table:table-cell>
          <table:table-cell office:value-type="string">
            <text:p>71-CRCW0805-866-E3</text:p>
          </table:table-cell>
          <table:table-cell office:value-type="currency" office:currency="USD" office:value="0.018">
            <text:p>$0.018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float" office:value="374">
            <text:p>374</text:p>
          </table:table-cell>
          <table:table-cell office:value-type="string">
            <text:p>71-CRCW0603-374-E3</text:p>
          </table:table-cell>
          <table:table-cell office:value-type="currency" office:currency="USD" office:value="0.015">
            <text:p>$0.015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301-10K-RC</text:p>
          </table:table-cell>
          <table:table-cell office:value-type="currency" office:currency="USD" office:value="0.003">
            <text:p>$0.00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23</text:p>
          </table:table-cell>
          <table:table-cell office:value-type="string">
            <text:p>2.2K</text:p>
          </table:table-cell>
          <table:table-cell office:value-type="string">
            <text:p>652-CR0603-JW-222ELF</text:p>
          </table:table-cell>
          <table:table-cell office:value-type="currency" office:currency="USD" office:value="0.01">
            <text:p>$0.010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24</text:p>
          </table:table-cell>
          <table:table-cell office:value-type="string">
            <text:p>10K</text:p>
          </table:table-cell>
          <table:table-cell office:value-type="string">
            <text:p>301-10K-RC</text:p>
          </table:table-cell>
          <table:table-cell office:value-type="currency" office:currency="USD" office:value="0.003">
            <text:p>$0.00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25</text:p>
          </table:table-cell>
          <table:table-cell office:value-type="string">
            <text:p>10K</text:p>
          </table:table-cell>
          <table:table-cell office:value-type="string">
            <text:p>301-10K-RC</text:p>
          </table:table-cell>
          <table:table-cell office:value-type="currency" office:currency="USD" office:value="0.003">
            <text:p>$0.00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26</text:p>
          </table:table-cell>
          <table:table-cell office:value-type="string">
            <text:p>1k</text:p>
          </table:table-cell>
          <table:table-cell office:value-type="string">
            <text:p>667-ERJ-3GEYJ102V</text:p>
          </table:table-cell>
          <table:table-cell office:value-type="currency" office:currency="USD" office:value="0.001">
            <text:p>$0.001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27</text:p>
          </table:table-cell>
          <table:table-cell office:value-type="string">
            <text:p>1k</text:p>
          </table:table-cell>
          <table:table-cell office:value-type="string">
            <text:p>667-ERJ-3GEYJ102V</text:p>
          </table:table-cell>
          <table:table-cell office:value-type="currency" office:currency="USD" office:value="0.001">
            <text:p>$0.001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28</text:p>
          </table:table-cell>
          <table:table-cell office:value-type="float" office:value="510">
            <text:p>510</text:p>
          </table:table-cell>
          <table:table-cell office:value-type="string">
            <text:p>660-RK73B2ETTE511J</text:p>
          </table:table-cell>
          <table:table-cell office:value-type="currency" office:currency="USD" office:value="0.07">
            <text:p>$0.070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29</text:p>
          </table:table-cell>
          <table:table-cell office:value-type="float" office:value="510">
            <text:p>510</text:p>
          </table:table-cell>
          <table:table-cell office:value-type="string">
            <text:p>660-RK73B2ETTE511J</text:p>
          </table:table-cell>
          <table:table-cell office:value-type="currency" office:currency="USD" office:value="0.07">
            <text:p>$0.070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30</text:p>
          </table:table-cell>
          <table:table-cell office:value-type="string">
            <text:p>10k</text:p>
          </table:table-cell>
          <table:table-cell office:value-type="string">
            <text:p>301-10K-RC</text:p>
          </table:table-cell>
          <table:table-cell office:value-type="currency" office:currency="USD" office:value="0.003">
            <text:p>$0.00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31</text:p>
          </table:table-cell>
          <table:table-cell office:value-type="string">
            <text:p>1k</text:p>
          </table:table-cell>
          <table:table-cell office:value-type="string">
            <text:p>667-ERJ-3GEYJ102V</text:p>
          </table:table-cell>
          <table:table-cell office:value-type="currency" office:currency="USD" office:value="0.001">
            <text:p>$0.001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32</text:p>
          </table:table-cell>
          <table:table-cell office:value-type="string">
            <text:p>4.7k</text:p>
          </table:table-cell>
          <table:table-cell office:value-type="string">
            <text:p>71-CRCW0603J-4.7K-E3</text:p>
          </table:table-cell>
          <table:table-cell office:value-type="currency" office:currency="USD" office:value="0.015">
            <text:p>$0.015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33</text:p>
          </table:table-cell>
          <table:table-cell office:value-type="float" office:value="100">
            <text:p>100</text:p>
          </table:table-cell>
          <table:table-cell office:value-type="string">
            <text:p>652-CR0603-JW-101GLF</text:p>
          </table:table-cell>
          <table:table-cell office:value-type="currency" office:currency="USD" office:value="0.01">
            <text:p>$0.010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34</text:p>
          </table:table-cell>
          <table:table-cell office:value-type="float" office:value="100">
            <text:p>100</text:p>
          </table:table-cell>
          <table:table-cell office:value-type="string">
            <text:p>652-CR0603-JW-101GLF</text:p>
          </table:table-cell>
          <table:table-cell office:value-type="currency" office:currency="USD" office:value="0.01">
            <text:p>$0.010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35</text:p>
          </table:table-cell>
          <table:table-cell office:value-type="string">
            <text:p>10k</text:p>
          </table:table-cell>
          <table:table-cell office:value-type="string">
            <text:p>301-10K-RC</text:p>
          </table:table-cell>
          <table:table-cell office:value-type="currency" office:currency="USD" office:value="0.003">
            <text:p>$0.00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36</text:p>
          </table:table-cell>
          <table:table-cell office:value-type="string">
            <text:p>62k</text:p>
          </table:table-cell>
          <table:table-cell office:value-type="string">
            <text:p>71-CRCW0603-62K-E3</text:p>
          </table:table-cell>
          <table:table-cell office:value-type="currency" office:currency="USD" office:value="0.015">
            <text:p>$0.015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37</text:p>
          </table:table-cell>
          <table:table-cell office:value-type="string">
            <text:p>10k</text:p>
          </table:table-cell>
          <table:table-cell office:value-type="string">
            <text:p>301-10K-RC</text:p>
          </table:table-cell>
          <table:table-cell office:value-type="currency" office:currency="USD" office:value="0.003">
            <text:p>$0.00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38</text:p>
          </table:table-cell>
          <table:table-cell office:value-type="float" office:value="10">
            <text:p>10</text:p>
          </table:table-cell>
          <table:table-cell office:value-type="string">
            <text:p>667-ERJ-3GEYJ100V</text:p>
          </table:table-cell>
          <table:table-cell office:value-type="currency" office:currency="USD" office:value="0.002">
            <text:p>$0.002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39</text:p>
          </table:table-cell>
          <table:table-cell office:value-type="string">
            <text:p>1k</text:p>
          </table:table-cell>
          <table:table-cell office:value-type="string">
            <text:p>667-ERJ-3GEYJ102V</text:p>
          </table:table-cell>
          <table:table-cell office:value-type="currency" office:currency="USD" office:value="0.001">
            <text:p>$0.001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40</text:p>
          </table:table-cell>
          <table:table-cell office:value-type="string">
            <text:p>1k</text:p>
          </table:table-cell>
          <table:table-cell office:value-type="string">
            <text:p>667-ERJ-3GEYJ102V</text:p>
          </table:table-cell>
          <table:table-cell office:value-type="currency" office:currency="USD" office:value="0.001">
            <text:p>$0.001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41</text:p>
          </table:table-cell>
          <table:table-cell office:value-type="string">
            <text:p>1k</text:p>
          </table:table-cell>
          <table:table-cell office:value-type="string">
            <text:p>667-ERJ-3GEYJ102V</text:p>
          </table:table-cell>
          <table:table-cell office:value-type="currency" office:currency="USD" office:value="0.001">
            <text:p>$0.001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42</text:p>
          </table:table-cell>
          <table:table-cell office:value-type="string">
            <text:p>1k</text:p>
          </table:table-cell>
          <table:table-cell office:value-type="string">
            <text:p>667-ERJ-3GEYJ102V</text:p>
          </table:table-cell>
          <table:table-cell office:value-type="currency" office:currency="USD" office:value="0.001">
            <text:p>$0.001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43</text:p>
          </table:table-cell>
          <table:table-cell office:value-type="string">
            <text:p>100k</text:p>
          </table:table-cell>
          <table:table-cell office:value-type="string">
            <text:p>667-ERJ-3GEYJ104V</text:p>
          </table:table-cell>
          <table:table-cell office:value-type="currency" office:currency="USD" office:value="0.002">
            <text:p>$0.002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44</text:p>
          </table:table-cell>
          <table:table-cell office:value-type="string">
            <text:p>1k</text:p>
          </table:table-cell>
          <table:table-cell office:value-type="string">
            <text:p>667-ERJ-3GEYJ102V</text:p>
          </table:table-cell>
          <table:table-cell office:value-type="currency" office:currency="USD" office:value="0.001">
            <text:p>$0.001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45</text:p>
          </table:table-cell>
          <table:table-cell office:value-type="string">
            <text:p>1.5k</text:p>
          </table:table-cell>
          <table:table-cell office:value-type="string">
            <text:p>667-ERJ-3GEYJ152V</text:p>
          </table:table-cell>
          <table:table-cell office:value-type="currency" office:currency="USD" office:value="0.002">
            <text:p>$0.002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46</text:p>
          </table:table-cell>
          <table:table-cell office:value-type="string">
            <text:p>4.7k</text:p>
          </table:table-cell>
          <table:table-cell office:value-type="string">
            <text:p>667-ERJ-3EKF2202V</text:p>
          </table:table-cell>
          <table:table-cell office:value-type="currency" office:currency="USD" office:value="0.003">
            <text:p>$0.00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47</text:p>
          </table:table-cell>
          <table:table-cell office:value-type="string">
            <text:p>10k</text:p>
          </table:table-cell>
          <table:table-cell office:value-type="string">
            <text:p>301-10K-RC</text:p>
          </table:table-cell>
          <table:table-cell office:value-type="currency" office:currency="USD" office:value="0.003">
            <text:p>$0.00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48</text:p>
          </table:table-cell>
          <table:table-cell office:value-type="string">
            <text:p>10k</text:p>
          </table:table-cell>
          <table:table-cell office:value-type="string">
            <text:p>301-10K-RC</text:p>
          </table:table-cell>
          <table:table-cell office:value-type="currency" office:currency="USD" office:value="0.003">
            <text:p>$0.003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49</text:p>
          </table:table-cell>
          <table:table-cell office:value-type="string">
            <text:p>1k</text:p>
          </table:table-cell>
          <table:table-cell office:value-type="string">
            <text:p>667-ERJ-3GEYJ102V</text:p>
          </table:table-cell>
          <table:table-cell office:value-type="currency" office:currency="USD" office:value="0.001">
            <text:p>$0.001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R50</text:p>
          </table:table-cell>
          <table:table-cell office:value-type="string">
            <text:p>1k</text:p>
          </table:table-cell>
          <table:table-cell office:value-type="string">
            <text:p>667-ERJ-3GEYJ102V</text:p>
          </table:table-cell>
          <table:table-cell office:value-type="currency" office:currency="USD" office:value="0.001">
            <text:p>$0.001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16 MHz Xtal</text:p>
          </table:table-cell>
          <table:table-cell office:value-type="string">
            <text:p>815-ABLS-16.0M-T</text:p>
          </table:table-cell>
          <table:table-cell office:value-type="currency" office:currency="USD" office:value="0.148">
            <text:p>$0.148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X2</text:p>
          </table:table-cell>
          <table:table-cell office:value-type="string">
            <text:p>16 MHz Xtal</text:p>
          </table:table-cell>
          <table:table-cell office:value-type="string">
            <text:p>815-ABLS-16.0M-T</text:p>
          </table:table-cell>
          <table:table-cell office:value-type="currency" office:currency="USD" office:value="0.148">
            <text:p>$0.148</text:p>
          </table:table-cell>
          <table:table-cell office:value-type="string">
            <text:p>Mouser.com</text:p>
          </table:table-cell>
        </table:table-row>
        <table:table-row table:style-name="ro1">
          <table:table-cell office:value-type="string">
            <text:p>X3</text:p>
          </table:table-cell>
          <table:table-cell office:value-type="string">
            <text:p>14.7456 MHz Xtal</text:p>
          </table:table-cell>
          <table:table-cell office:value-type="string">
            <text:p>815-ABLS-14.7456M-T</text:p>
          </table:table-cell>
          <table:table-cell office:value-type="currency" office:currency="USD" office:value="0.154">
            <text:p>$0.154</text:p>
          </table:table-cell>
          <table:table-cell office:value-type="string">
            <text:p>Mouser.com</text:p>
          </table:table-cell>
        </table:table-row>
        <table:table-row table:style-name="ro1">
          <table:table-cell/>
          <table:table-cell office:value-type="string">
            <text:p>Rotary Encoder</text:p>
          </table:table-cell>
          <table:table-cell office:value-type="string">
            <text:p>652-PEC11-4220F-S24</text:p>
          </table:table-cell>
          <table:table-cell office:value-type="currency" office:currency="USD" office:value="0.77">
            <text:p>$0.770</text:p>
          </table:table-cell>
          <table:table-cell office:value-type="string">
            <text:p>Mouser.com</text:p>
          </table:table-cell>
        </table:table-row>
        <table:table-row table:style-name="ro1">
          <table:table-cell/>
          <table:table-cell office:value-type="string">
            <text:p>Power Switch</text:p>
          </table:table-cell>
          <table:table-cell office:value-type="string">
            <text:p>629-AA211B31</text:p>
          </table:table-cell>
          <table:table-cell office:value-type="currency" office:currency="USD" office:value="0.49">
            <text:p>$0.490</text:p>
          </table:table-cell>
          <table:table-cell office:value-type="string">
            <text:p>Mouser.com</text:p>
          </table:table-cell>
        </table:table-row>
        <table:table-row table:style-name="ro1">
          <table:table-cell/>
          <table:table-cell office:value-type="string">
            <text:p>LED Display</text:p>
          </table:table-cell>
          <table:table-cell office:value-type="string">
            <text:p>DE-DP14112</text:p>
          </table:table-cell>
          <table:table-cell office:value-type="currency" office:currency="USD" office:value="23.9">
            <text:p>$23.900</text:p>
          </table:table-cell>
          <table:table-cell office:value-type="string">
            <text:p>SureElectronics.net</text:p>
          </table:table-cell>
        </table:table-row>
        <table:table-row table:style-name="ro1">
          <table:table-cell/>
          <table:table-cell office:value-type="string">
            <text:p>Case Moulds</text:p>
          </table:table-cell>
          <table:table-cell/>
          <table:table-cell office:value-type="currency" office:currency="USD" office:value="7">
            <text:p>$7.000</text:p>
          </table:table-cell>
          <table:table-cell office:value-type="string">
            <text:p>estimate</text:p>
          </table:table-cell>
        </table:table-row>
        <table:table-row table:style-name="ro1">
          <table:table-cell/>
          <table:table-cell office:value-type="string">
            <text:p>Case Plastic</text:p>
          </table:table-cell>
          <table:table-cell/>
          <table:table-cell office:value-type="currency" office:currency="USD" office:value="2">
            <text:p>$2.000</text:p>
          </table:table-cell>
          <table:table-cell office:value-type="string">
            <text:p>estimate</text:p>
          </table:table-cell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table:formula="of:=SUM([.D2:.D127])" office:value-type="currency" office:currency="USD" office:value="59.834">
            <text:p>$59.834</text:p>
          </table:table-cell>
          <table:table-cell/>
        </table:table-row>
        <table:table-row table:style-name="ro1" table:number-rows-repeated="104844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8T21:24:56.85</meta:creation-date>
    <dc:date>2012-05-28T23:02:45.73</dc:date>
    <meta:editing-duration>PT4M27S</meta:editing-duration>
    <meta:editing-cycles>2</meta:editing-cycles>
    <meta:generator>LibreOffice/3.5$Windows_x86 LibreOffice_project/235ab8a-3802056-4a8fed3-2d66ea8-e241b80</meta:generator>
    <meta:document-statistic meta:table-count="3" meta:cell-count="627" meta:object-count="0"/>
  </office:meta>
</office:document-meta>
</file>